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Volt</text:p>
          </table:table-cell>
          <table:table-cell table:style-name="ce2" office:value-type="string" calcext:value-type="string">
            <text:p>I (mA)</text:p>
          </table:table-cell>
          <table:table-cell table:style-name="ce2" office:value-type="string" calcext:value-type="string">
            <text:p>R <text:s/>(kohm)</text:p>
          </table:table-cell>
          <table:table-cell table:style-name="ce2" office:value-type="string" calcext:value-type="string">
            <text:p>T (°C)</text:p>
          </table:table-cell>
          <table:table-cell table:style-name="ce4" office:value-type="string" calcext:value-type="string">
            <text:p>u8_temp_5/8-40c</text:p>
          </table:table-cell>
          <table:table-cell/>
          <table:table-cell table:style-name="ce1" office:value-type="string" calcext:value-type="string">
            <text:p>R0 (kohm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8/256*5" office:value-type="float" office:value="0" calcext:value-type="float">
            <text:p>0.00</text:p>
          </table:table-cell>
          <table:table-cell table:formula="of:=(5-[.B2])/[.I$3]" office:value-type="float" office:value="1.51515151515152" calcext:value-type="float">
            <text:p>1.52</text:p>
          </table:table-cell>
          <table:table-cell table:formula="of:=[.B2]/[.C2]" office:value-type="float" office:value="0" calcext:value-type="float">
            <text:p>0.00</text:p>
          </table:table-cell>
          <table:table-cell table:formula="of:=(CONVERT(CONVERT(25;&quot;C&quot;;&quot;K&quot;)*[.I$2]/(CONVERT(25;&quot;C&quot;;&quot;K&quot;)*LN([.D2]/[.I$1])+[.I$2]);&quot;K&quot;;&quot;C&quot;))" office:value-type="string" office:string-value="" calcext:value-type="error">
            <text:p>Err:502</text:p>
          </table:table-cell>
          <table:table-cell table:formula="of:=MIN(([.E2]+40)*8/5; 255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eta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8/256*5" office:value-type="float" office:value="0.15625" calcext:value-type="float">
            <text:p>0.16</text:p>
          </table:table-cell>
          <table:table-cell table:formula="of:=(5-[.B3])/[.I$3]" office:value-type="float" office:value="1.46780303030303" calcext:value-type="float">
            <text:p>1.47</text:p>
          </table:table-cell>
          <table:table-cell table:formula="of:=[.B3]/[.C3]" office:value-type="float" office:value="0.106451612903226" calcext:value-type="float">
            <text:p>0.11</text:p>
          </table:table-cell>
          <table:table-cell table:formula="of:=(CONVERT(CONVERT(25;&quot;C&quot;;&quot;K&quot;)*[.I$2]/(CONVERT(25;&quot;C&quot;;&quot;K&quot;)*LN([.D3]/[.I$1])+[.I$2]);&quot;K&quot;;&quot;C&quot;))" office:value-type="float" office:value="289.348100072652" calcext:value-type="float">
            <text:p>289.35</text:p>
          </table:table-cell>
          <table:table-cell table:formula="of:=MIN(([.E3]+40)*8/5; 255)" office:value-type="float" office:value="255" calcext:value-type="float">
            <text:p>255</text:p>
          </table:table-cell>
          <table:table-cell/>
          <table:table-cell table:style-name="ce1" office:value-type="string" calcext:value-type="string">
            <text:p>ECU ADC (kohm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8/256*5" office:value-type="float" office:value="0.3125" calcext:value-type="float">
            <text:p>0.31</text:p>
          </table:table-cell>
          <table:table-cell table:formula="of:=(5-[.B4])/[.I$3]" office:value-type="float" office:value="1.42045454545455" calcext:value-type="float">
            <text:p>1.42</text:p>
          </table:table-cell>
          <table:table-cell table:formula="of:=[.B4]/[.C4]" office:value-type="float" office:value="0.22" calcext:value-type="float">
            <text:p>0.22</text:p>
          </table:table-cell>
          <table:table-cell table:formula="of:=(CONVERT(CONVERT(25;&quot;C&quot;;&quot;K&quot;)*[.I$2]/(CONVERT(25;&quot;C&quot;;&quot;K&quot;)*LN([.D4]/[.I$1])+[.I$2]);&quot;K&quot;;&quot;C&quot;))" office:value-type="float" office:value="236.525747356087" calcext:value-type="float">
            <text:p>236.53</text:p>
          </table:table-cell>
          <table:table-cell table:formula="of:=MIN(([.E4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8/256*5" office:value-type="float" office:value="0.46875" calcext:value-type="float">
            <text:p>0.47</text:p>
          </table:table-cell>
          <table:table-cell table:formula="of:=(5-[.B5])/[.I$3]" office:value-type="float" office:value="1.37310606060606" calcext:value-type="float">
            <text:p>1.37</text:p>
          </table:table-cell>
          <table:table-cell table:formula="of:=[.B5]/[.C5]" office:value-type="float" office:value="0.341379310344828" calcext:value-type="float">
            <text:p>0.34</text:p>
          </table:table-cell>
          <table:table-cell table:formula="of:=(CONVERT(CONVERT(25;&quot;C&quot;;&quot;K&quot;)*[.I$2]/(CONVERT(25;&quot;C&quot;;&quot;K&quot;)*LN([.D5]/[.I$1])+[.I$2]);&quot;K&quot;;&quot;C&quot;))" office:value-type="float" office:value="209.115614356539" calcext:value-type="float">
            <text:p>209.12</text:p>
          </table:table-cell>
          <table:table-cell table:formula="of:=MIN(([.E5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8/256*5" office:value-type="float" office:value="0.625" calcext:value-type="float">
            <text:p>0.63</text:p>
          </table:table-cell>
          <table:table-cell table:formula="of:=(5-[.B6])/[.I$3]" office:value-type="float" office:value="1.32575757575758" calcext:value-type="float">
            <text:p>1.33</text:p>
          </table:table-cell>
          <table:table-cell table:formula="of:=[.B6]/[.C6]" office:value-type="float" office:value="0.471428571428571" calcext:value-type="float">
            <text:p>0.47</text:p>
          </table:table-cell>
          <table:table-cell table:formula="of:=(CONVERT(CONVERT(25;&quot;C&quot;;&quot;K&quot;)*[.I$2]/(CONVERT(25;&quot;C&quot;;&quot;K&quot;)*LN([.D6]/[.I$1])+[.I$2]);&quot;K&quot;;&quot;C&quot;))" office:value-type="float" office:value="190.786302541014" calcext:value-type="float">
            <text:p>190.79</text:p>
          </table:table-cell>
          <table:table-cell table:formula="of:=MIN(([.E6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8/256*5" office:value-type="float" office:value="0.78125" calcext:value-type="float">
            <text:p>0.78</text:p>
          </table:table-cell>
          <table:table-cell table:formula="of:=(5-[.B7])/[.I$3]" office:value-type="float" office:value="1.27840909090909" calcext:value-type="float">
            <text:p>1.28</text:p>
          </table:table-cell>
          <table:table-cell table:formula="of:=[.B7]/[.C7]" office:value-type="float" office:value="0.611111111111111" calcext:value-type="float">
            <text:p>0.61</text:p>
          </table:table-cell>
          <table:table-cell table:formula="of:=(CONVERT(CONVERT(25;&quot;C&quot;;&quot;K&quot;)*[.I$2]/(CONVERT(25;&quot;C&quot;;&quot;K&quot;)*LN([.D7]/[.I$1])+[.I$2]);&quot;K&quot;;&quot;C&quot;))" office:value-type="float" office:value="177.029916655034" calcext:value-type="float">
            <text:p>177.03</text:p>
          </table:table-cell>
          <table:table-cell table:formula="of:=MIN(([.E7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8/256*5" office:value-type="float" office:value="0.9375" calcext:value-type="float">
            <text:p>0.94</text:p>
          </table:table-cell>
          <table:table-cell table:formula="of:=(5-[.B8])/[.I$3]" office:value-type="float" office:value="1.23106060606061" calcext:value-type="float">
            <text:p>1.23</text:p>
          </table:table-cell>
          <table:table-cell table:formula="of:=[.B8]/[.C8]" office:value-type="float" office:value="0.761538461538462" calcext:value-type="float">
            <text:p>0.76</text:p>
          </table:table-cell>
          <table:table-cell table:formula="of:=(CONVERT(CONVERT(25;&quot;C&quot;;&quot;K&quot;)*[.I$2]/(CONVERT(25;&quot;C&quot;;&quot;K&quot;)*LN([.D8]/[.I$1])+[.I$2]);&quot;K&quot;;&quot;C&quot;))" office:value-type="float" office:value="165.988216321695" calcext:value-type="float">
            <text:p>165.99</text:p>
          </table:table-cell>
          <table:table-cell table:formula="of:=MIN(([.E8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8/256*5" office:value-type="float" office:value="1.09375" calcext:value-type="float">
            <text:p>1.09</text:p>
          </table:table-cell>
          <table:table-cell table:formula="of:=(5-[.B9])/[.I$3]" office:value-type="float" office:value="1.18371212121212" calcext:value-type="float">
            <text:p>1.18</text:p>
          </table:table-cell>
          <table:table-cell table:formula="of:=[.B9]/[.C9]" office:value-type="float" office:value="0.924" calcext:value-type="float">
            <text:p>0.92</text:p>
          </table:table-cell>
          <table:table-cell table:formula="of:=(CONVERT(CONVERT(25;&quot;C&quot;;&quot;K&quot;)*[.I$2]/(CONVERT(25;&quot;C&quot;;&quot;K&quot;)*LN([.D9]/[.I$1])+[.I$2]);&quot;K&quot;;&quot;C&quot;))" office:value-type="float" office:value="156.723379197558" calcext:value-type="float">
            <text:p>156.72</text:p>
          </table:table-cell>
          <table:table-cell table:formula="of:=MIN(([.E9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8/256*5" office:value-type="float" office:value="1.25" calcext:value-type="float">
            <text:p>1.25</text:p>
          </table:table-cell>
          <table:table-cell table:formula="of:=(5-[.B10])/[.I$3]" office:value-type="float" office:value="1.13636363636364" calcext:value-type="float">
            <text:p>1.14</text:p>
          </table:table-cell>
          <table:table-cell table:formula="of:=[.B10]/[.C10]" office:value-type="float" office:value="1.1" calcext:value-type="float">
            <text:p>1.10</text:p>
          </table:table-cell>
          <table:table-cell table:formula="of:=(CONVERT(CONVERT(25;&quot;C&quot;;&quot;K&quot;)*[.I$2]/(CONVERT(25;&quot;C&quot;;&quot;K&quot;)*LN([.D10]/[.I$1])+[.I$2]);&quot;K&quot;;&quot;C&quot;))" office:value-type="float" office:value="148.698631934156" calcext:value-type="float">
            <text:p>148.70</text:p>
          </table:table-cell>
          <table:table-cell table:formula="of:=MIN(([.E10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8/256*5" office:value-type="float" office:value="1.40625" calcext:value-type="float">
            <text:p>1.41</text:p>
          </table:table-cell>
          <table:table-cell table:formula="of:=(5-[.B11])/[.I$3]" office:value-type="float" office:value="1.08901515151515" calcext:value-type="float">
            <text:p>1.09</text:p>
          </table:table-cell>
          <table:table-cell table:formula="of:=[.B11]/[.C11]" office:value-type="float" office:value="1.29130434782609" calcext:value-type="float">
            <text:p>1.29</text:p>
          </table:table-cell>
          <table:table-cell table:formula="of:=(CONVERT(CONVERT(25;&quot;C&quot;;&quot;K&quot;)*[.I$2]/(CONVERT(25;&quot;C&quot;;&quot;K&quot;)*LN([.D11]/[.I$1])+[.I$2]);&quot;K&quot;;&quot;C&quot;))" office:value-type="float" office:value="141.578736604547" calcext:value-type="float">
            <text:p>141.58</text:p>
          </table:table-cell>
          <table:table-cell table:formula="of:=MIN(([.E11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8/256*5" office:value-type="float" office:value="1.5625" calcext:value-type="float">
            <text:p>1.56</text:p>
          </table:table-cell>
          <table:table-cell table:formula="of:=(5-[.B12])/[.I$3]" office:value-type="float" office:value="1.04166666666667" calcext:value-type="float">
            <text:p>1.04</text:p>
          </table:table-cell>
          <table:table-cell table:formula="of:=[.B12]/[.C12]" office:value-type="float" office:value="1.5" calcext:value-type="float">
            <text:p>1.50</text:p>
          </table:table-cell>
          <table:table-cell table:formula="of:=(CONVERT(CONVERT(25;&quot;C&quot;;&quot;K&quot;)*[.I$2]/(CONVERT(25;&quot;C&quot;;&quot;K&quot;)*LN([.D12]/[.I$1])+[.I$2]);&quot;K&quot;;&quot;C&quot;))" office:value-type="float" office:value="135.140242294228" calcext:value-type="float">
            <text:p>135.14</text:p>
          </table:table-cell>
          <table:table-cell table:formula="of:=MIN(([.E12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8/256*5" office:value-type="float" office:value="1.71875" calcext:value-type="float">
            <text:p>1.72</text:p>
          </table:table-cell>
          <table:table-cell table:formula="of:=(5-[.B13])/[.I$3]" office:value-type="float" office:value="0.994318181818182" calcext:value-type="float">
            <text:p>0.99</text:p>
          </table:table-cell>
          <table:table-cell table:formula="of:=[.B13]/[.C13]" office:value-type="float" office:value="1.72857142857143" calcext:value-type="float">
            <text:p>1.73</text:p>
          </table:table-cell>
          <table:table-cell table:formula="of:=(CONVERT(CONVERT(25;&quot;C&quot;;&quot;K&quot;)*[.I$2]/(CONVERT(25;&quot;C&quot;;&quot;K&quot;)*LN([.D13]/[.I$1])+[.I$2]);&quot;K&quot;;&quot;C&quot;))" office:value-type="float" office:value="129.226343069591" calcext:value-type="float">
            <text:p>129.23</text:p>
          </table:table-cell>
          <table:table-cell table:formula="of:=MIN(([.E13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8/256*5" office:value-type="float" office:value="1.875" calcext:value-type="float">
            <text:p>1.88</text:p>
          </table:table-cell>
          <table:table-cell table:formula="of:=(5-[.B14])/[.I$3]" office:value-type="float" office:value="0.946969696969697" calcext:value-type="float">
            <text:p>0.95</text:p>
          </table:table-cell>
          <table:table-cell table:formula="of:=[.B14]/[.C14]" office:value-type="float" office:value="1.98" calcext:value-type="float">
            <text:p>1.98</text:p>
          </table:table-cell>
          <table:table-cell table:formula="of:=(CONVERT(CONVERT(25;&quot;C&quot;;&quot;K&quot;)*[.I$2]/(CONVERT(25;&quot;C&quot;;&quot;K&quot;)*LN([.D14]/[.I$1])+[.I$2]);&quot;K&quot;;&quot;C&quot;))" office:value-type="float" office:value="123.722176490534" calcext:value-type="float">
            <text:p>123.72</text:p>
          </table:table-cell>
          <table:table-cell table:formula="of:=MIN(([.E14]+40)*8/5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8/256*5" office:value-type="float" office:value="2.03125" calcext:value-type="float">
            <text:p>2.03</text:p>
          </table:table-cell>
          <table:table-cell table:formula="of:=(5-[.B15])/[.I$3]" office:value-type="float" office:value="0.899621212121212" calcext:value-type="float">
            <text:p>0.90</text:p>
          </table:table-cell>
          <table:table-cell table:formula="of:=[.B15]/[.C15]" office:value-type="float" office:value="2.25789473684211" calcext:value-type="float">
            <text:p>2.26</text:p>
          </table:table-cell>
          <table:table-cell table:formula="of:=(CONVERT(CONVERT(25;&quot;C&quot;;&quot;K&quot;)*[.I$2]/(CONVERT(25;&quot;C&quot;;&quot;K&quot;)*LN([.D15]/[.I$1])+[.I$2]);&quot;K&quot;;&quot;C&quot;))" office:value-type="float" office:value="118.540370863855" calcext:value-type="float">
            <text:p>118.54</text:p>
          </table:table-cell>
          <table:table-cell table:formula="of:=MIN(([.E15]+40)*8/5; 255)" office:value-type="float" office:value="253.664593382168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8/256*5" office:value-type="float" office:value="2.1875" calcext:value-type="float">
            <text:p>2.19</text:p>
          </table:table-cell>
          <table:table-cell table:formula="of:=(5-[.B16])/[.I$3]" office:value-type="float" office:value="0.852272727272727" calcext:value-type="float">
            <text:p>0.85</text:p>
          </table:table-cell>
          <table:table-cell table:formula="of:=[.B16]/[.C16]" office:value-type="float" office:value="2.56666666666667" calcext:value-type="float">
            <text:p>2.57</text:p>
          </table:table-cell>
          <table:table-cell table:formula="of:=(CONVERT(CONVERT(25;&quot;C&quot;;&quot;K&quot;)*[.I$2]/(CONVERT(25;&quot;C&quot;;&quot;K&quot;)*LN([.D16]/[.I$1])+[.I$2]);&quot;K&quot;;&quot;C&quot;))" office:value-type="float" office:value="113.612100052375" calcext:value-type="float">
            <text:p>113.61</text:p>
          </table:table-cell>
          <table:table-cell table:formula="of:=MIN(([.E16]+40)*8/5; 255)" office:value-type="float" office:value="245.7793600838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8/256*5" office:value-type="float" office:value="2.34375" calcext:value-type="float">
            <text:p>2.34</text:p>
          </table:table-cell>
          <table:table-cell table:formula="of:=(5-[.B17])/[.I$3]" office:value-type="float" office:value="0.804924242424242" calcext:value-type="float">
            <text:p>0.80</text:p>
          </table:table-cell>
          <table:table-cell table:formula="of:=[.B17]/[.C17]" office:value-type="float" office:value="2.91176470588235" calcext:value-type="float">
            <text:p>2.91</text:p>
          </table:table-cell>
          <table:table-cell table:formula="of:=(CONVERT(CONVERT(25;&quot;C&quot;;&quot;K&quot;)*[.I$2]/(CONVERT(25;&quot;C&quot;;&quot;K&quot;)*LN([.D17]/[.I$1])+[.I$2]);&quot;K&quot;;&quot;C&quot;))" office:value-type="float" office:value="108.881259961878" calcext:value-type="float">
            <text:p>108.88</text:p>
          </table:table-cell>
          <table:table-cell table:formula="of:=MIN(([.E17]+40)*8/5; 255)" office:value-type="float" office:value="238.210015939004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8/256*5" office:value-type="float" office:value="2.5" calcext:value-type="float">
            <text:p>2.50</text:p>
          </table:table-cell>
          <table:table-cell table:formula="of:=(5-[.B18])/[.I$3]" office:value-type="float" office:value="0.757575757575758" calcext:value-type="float">
            <text:p>0.76</text:p>
          </table:table-cell>
          <table:table-cell table:formula="of:=[.B18]/[.C18]" office:value-type="float" office:value="3.3" calcext:value-type="float">
            <text:p>3.30</text:p>
          </table:table-cell>
          <table:table-cell table:formula="of:=(CONVERT(CONVERT(25;&quot;C&quot;;&quot;K&quot;)*[.I$2]/(CONVERT(25;&quot;C&quot;;&quot;K&quot;)*LN([.D18]/[.I$1])+[.I$2]);&quot;K&quot;;&quot;C&quot;))" office:value-type="float" office:value="104.30048322867" calcext:value-type="float">
            <text:p>104.30</text:p>
          </table:table-cell>
          <table:table-cell table:formula="of:=MIN(([.E18]+40)*8/5; 255)" office:value-type="float" office:value="230.880773165872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8/256*5" office:value-type="float" office:value="2.65625" calcext:value-type="float">
            <text:p>2.66</text:p>
          </table:table-cell>
          <table:table-cell table:formula="of:=(5-[.B19])/[.I$3]" office:value-type="float" office:value="0.710227272727273" calcext:value-type="float">
            <text:p>0.71</text:p>
          </table:table-cell>
          <table:table-cell table:formula="of:=[.B19]/[.C19]" office:value-type="float" office:value="3.74" calcext:value-type="float">
            <text:p>3.74</text:p>
          </table:table-cell>
          <table:table-cell table:formula="of:=(CONVERT(CONVERT(25;&quot;C&quot;;&quot;K&quot;)*[.I$2]/(CONVERT(25;&quot;C&quot;;&quot;K&quot;)*LN([.D19]/[.I$1])+[.I$2]);&quot;K&quot;;&quot;C&quot;))" office:value-type="float" office:value="99.8282572568863" calcext:value-type="float">
            <text:p>99.83</text:p>
          </table:table-cell>
          <table:table-cell table:formula="of:=MIN(([.E19]+40)*8/5; 255)" office:value-type="float" office:value="223.725211611018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8/256*5" office:value-type="float" office:value="2.8125" calcext:value-type="float">
            <text:p>2.81</text:p>
          </table:table-cell>
          <table:table-cell table:formula="of:=(5-[.B20])/[.I$3]" office:value-type="float" office:value="0.662878787878788" calcext:value-type="float">
            <text:p>0.66</text:p>
          </table:table-cell>
          <table:table-cell table:formula="of:=[.B20]/[.C20]" office:value-type="float" office:value="4.24285714285714" calcext:value-type="float">
            <text:p>4.24</text:p>
          </table:table-cell>
          <table:table-cell table:formula="of:=(CONVERT(CONVERT(25;&quot;C&quot;;&quot;K&quot;)*[.I$2]/(CONVERT(25;&quot;C&quot;;&quot;K&quot;)*LN([.D20]/[.I$1])+[.I$2]);&quot;K&quot;;&quot;C&quot;))" office:value-type="float" office:value="95.4266950422971" calcext:value-type="float">
            <text:p>95.43</text:p>
          </table:table-cell>
          <table:table-cell table:formula="of:=MIN(([.E20]+40)*8/5; 255)" office:value-type="float" office:value="216.682712067675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8/256*5" office:value-type="float" office:value="2.96875" calcext:value-type="float">
            <text:p>2.97</text:p>
          </table:table-cell>
          <table:table-cell table:formula="of:=(5-[.B21])/[.I$3]" office:value-type="float" office:value="0.615530303030303" calcext:value-type="float">
            <text:p>0.62</text:p>
          </table:table-cell>
          <table:table-cell table:formula="of:=[.B21]/[.C21]" office:value-type="float" office:value="4.82307692307692" calcext:value-type="float">
            <text:p>4.82</text:p>
          </table:table-cell>
          <table:table-cell table:formula="of:=(CONVERT(CONVERT(25;&quot;C&quot;;&quot;K&quot;)*[.I$2]/(CONVERT(25;&quot;C&quot;;&quot;K&quot;)*LN([.D21]/[.I$1])+[.I$2]);&quot;K&quot;;&quot;C&quot;))" office:value-type="float" office:value="91.0596558784337" calcext:value-type="float">
            <text:p>91.06</text:p>
          </table:table-cell>
          <table:table-cell table:formula="of:=MIN(([.E21]+40)*8/5; 255)" office:value-type="float" office:value="209.695449405494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8/256*5" office:value-type="float" office:value="3.125" calcext:value-type="float">
            <text:p>3.13</text:p>
          </table:table-cell>
          <table:table-cell table:formula="of:=(5-[.B22])/[.I$3]" office:value-type="float" office:value="0.568181818181818" calcext:value-type="float">
            <text:p>0.57</text:p>
          </table:table-cell>
          <table:table-cell table:formula="of:=[.B22]/[.C22]" office:value-type="float" office:value="5.5" calcext:value-type="float">
            <text:p>5.50</text:p>
          </table:table-cell>
          <table:table-cell table:formula="of:=(CONVERT(CONVERT(25;&quot;C&quot;;&quot;K&quot;)*[.I$2]/(CONVERT(25;&quot;C&quot;;&quot;K&quot;)*LN([.D22]/[.I$1])+[.I$2]);&quot;K&quot;;&quot;C&quot;))" office:value-type="float" office:value="86.6909817695926" calcext:value-type="float">
            <text:p>86.69</text:p>
          </table:table-cell>
          <table:table-cell table:formula="of:=MIN(([.E22]+40)*8/5; 255)" office:value-type="float" office:value="202.705570831348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8/256*5" office:value-type="float" office:value="3.28125" calcext:value-type="float">
            <text:p>3.28</text:p>
          </table:table-cell>
          <table:table-cell table:formula="of:=(5-[.B23])/[.I$3]" office:value-type="float" office:value="0.520833333333333" calcext:value-type="float">
            <text:p>0.52</text:p>
          </table:table-cell>
          <table:table-cell table:formula="of:=[.B23]/[.C23]" office:value-type="float" office:value="6.3" calcext:value-type="float">
            <text:p>6.30</text:p>
          </table:table-cell>
          <table:table-cell table:formula="of:=(CONVERT(CONVERT(25;&quot;C&quot;;&quot;K&quot;)*[.I$2]/(CONVERT(25;&quot;C&quot;;&quot;K&quot;)*LN([.D23]/[.I$1])+[.I$2]);&quot;K&quot;;&quot;C&quot;))" office:value-type="float" office:value="82.2826284697603" calcext:value-type="float">
            <text:p>82.28</text:p>
          </table:table-cell>
          <table:table-cell table:formula="of:=MIN(([.E23]+40)*8/5; 255)" office:value-type="float" office:value="195.652205551617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8/256*5" office:value-type="float" office:value="3.4375" calcext:value-type="float">
            <text:p>3.44</text:p>
          </table:table-cell>
          <table:table-cell table:formula="of:=(5-[.B24])/[.I$3]" office:value-type="float" office:value="0.473484848484848" calcext:value-type="float">
            <text:p>0.47</text:p>
          </table:table-cell>
          <table:table-cell table:formula="of:=[.B24]/[.C24]" office:value-type="float" office:value="7.26" calcext:value-type="float">
            <text:p>7.26</text:p>
          </table:table-cell>
          <table:table-cell table:formula="of:=(CONVERT(CONVERT(25;&quot;C&quot;;&quot;K&quot;)*[.I$2]/(CONVERT(25;&quot;C&quot;;&quot;K&quot;)*LN([.D24]/[.I$1])+[.I$2]);&quot;K&quot;;&quot;C&quot;))" office:value-type="float" office:value="77.7924288349702" calcext:value-type="float">
            <text:p>77.79</text:p>
          </table:table-cell>
          <table:table-cell table:formula="of:=MIN(([.E24]+40)*8/5; 255)" office:value-type="float" office:value="188.467886135952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8/256*5" office:value-type="float" office:value="3.59375" calcext:value-type="float">
            <text:p>3.59</text:p>
          </table:table-cell>
          <table:table-cell table:formula="of:=(5-[.B25])/[.I$3]" office:value-type="float" office:value="0.426136363636364" calcext:value-type="float">
            <text:p>0.43</text:p>
          </table:table-cell>
          <table:table-cell table:formula="of:=[.B25]/[.C25]" office:value-type="float" office:value="8.43333333333333" calcext:value-type="float">
            <text:p>8.43</text:p>
          </table:table-cell>
          <table:table-cell table:formula="of:=(CONVERT(CONVERT(25;&quot;C&quot;;&quot;K&quot;)*[.I$2]/(CONVERT(25;&quot;C&quot;;&quot;K&quot;)*LN([.D25]/[.I$1])+[.I$2]);&quot;K&quot;;&quot;C&quot;))" office:value-type="float" office:value="73.1711089876764" calcext:value-type="float">
            <text:p>73.17</text:p>
          </table:table-cell>
          <table:table-cell table:formula="of:=MIN(([.E25]+40)*8/5; 255)" office:value-type="float" office:value="181.073774380282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8/256*5" office:value-type="float" office:value="3.75" calcext:value-type="float">
            <text:p>3.75</text:p>
          </table:table-cell>
          <table:table-cell table:formula="of:=(5-[.B26])/[.I$3]" office:value-type="float" office:value="0.378787878787879" calcext:value-type="float">
            <text:p>0.38</text:p>
          </table:table-cell>
          <table:table-cell table:formula="of:=[.B26]/[.C26]" office:value-type="float" office:value="9.9" calcext:value-type="float">
            <text:p>9.90</text:p>
          </table:table-cell>
          <table:table-cell table:formula="of:=(CONVERT(CONVERT(25;&quot;C&quot;;&quot;K&quot;)*[.I$2]/(CONVERT(25;&quot;C&quot;;&quot;K&quot;)*LN([.D26]/[.I$1])+[.I$2]);&quot;K&quot;;&quot;C&quot;))" office:value-type="float" office:value="68.3579236674997" calcext:value-type="float">
            <text:p>68.36</text:p>
          </table:table-cell>
          <table:table-cell table:formula="of:=MIN(([.E26]+40)*8/5; 255)" office:value-type="float" office:value="173.372677868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8/256*5" office:value-type="float" office:value="3.90625" calcext:value-type="float">
            <text:p>3.91</text:p>
          </table:table-cell>
          <table:table-cell table:formula="of:=(5-[.B27])/[.I$3]" office:value-type="float" office:value="0.331439393939394" calcext:value-type="float">
            <text:p>0.33</text:p>
          </table:table-cell>
          <table:table-cell table:formula="of:=[.B27]/[.C27]" office:value-type="float" office:value="11.7857142857143" calcext:value-type="float">
            <text:p>11.79</text:p>
          </table:table-cell>
          <table:table-cell table:formula="of:=(CONVERT(CONVERT(25;&quot;C&quot;;&quot;K&quot;)*[.I$2]/(CONVERT(25;&quot;C&quot;;&quot;K&quot;)*LN([.D27]/[.I$1])+[.I$2]);&quot;K&quot;;&quot;C&quot;))" office:value-type="float" office:value="63.273735906447" calcext:value-type="float">
            <text:p>63.27</text:p>
          </table:table-cell>
          <table:table-cell table:formula="of:=MIN(([.E27]+40)*8/5; 255)" office:value-type="float" office:value="165.23797745031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8/256*5" office:value-type="float" office:value="4.0625" calcext:value-type="float">
            <text:p>4.06</text:p>
          </table:table-cell>
          <table:table-cell table:formula="of:=(5-[.B28])/[.I$3]" office:value-type="float" office:value="0.284090909090909" calcext:value-type="float">
            <text:p>0.28</text:p>
          </table:table-cell>
          <table:table-cell table:formula="of:=[.B28]/[.C28]" office:value-type="float" office:value="14.3" calcext:value-type="float">
            <text:p>14.30</text:p>
          </table:table-cell>
          <table:table-cell table:formula="of:=(CONVERT(CONVERT(25;&quot;C&quot;;&quot;K&quot;)*[.I$2]/(CONVERT(25;&quot;C&quot;;&quot;K&quot;)*LN([.D28]/[.I$1])+[.I$2]);&quot;K&quot;;&quot;C&quot;))" office:value-type="float" office:value="57.8091528723777" calcext:value-type="float">
            <text:p>57.81</text:p>
          </table:table-cell>
          <table:table-cell table:formula="of:=MIN(([.E28]+40)*8/5; 255)" office:value-type="float" office:value="156.494644595804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8/256*5" office:value-type="float" office:value="4.21875" calcext:value-type="float">
            <text:p>4.22</text:p>
          </table:table-cell>
          <table:table-cell table:formula="of:=(5-[.B29])/[.I$3]" office:value-type="float" office:value="0.236742424242424" calcext:value-type="float">
            <text:p>0.24</text:p>
          </table:table-cell>
          <table:table-cell table:formula="of:=[.B29]/[.C29]" office:value-type="float" office:value="17.82" calcext:value-type="float">
            <text:p>17.82</text:p>
          </table:table-cell>
          <table:table-cell table:formula="of:=(CONVERT(CONVERT(25;&quot;C&quot;;&quot;K&quot;)*[.I$2]/(CONVERT(25;&quot;C&quot;;&quot;K&quot;)*LN([.D29]/[.I$1])+[.I$2]);&quot;K&quot;;&quot;C&quot;))" office:value-type="float" office:value="51.8023594382742" calcext:value-type="float">
            <text:p>51.80</text:p>
          </table:table-cell>
          <table:table-cell table:formula="of:=MIN(([.E29]+40)*8/5; 255)" office:value-type="float" office:value="146.883775101239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8/256*5" office:value-type="float" office:value="4.375" calcext:value-type="float">
            <text:p>4.38</text:p>
          </table:table-cell>
          <table:table-cell table:formula="of:=(5-[.B30])/[.I$3]" office:value-type="float" office:value="0.189393939393939" calcext:value-type="float">
            <text:p>0.19</text:p>
          </table:table-cell>
          <table:table-cell table:formula="of:=[.B30]/[.C30]" office:value-type="float" office:value="23.1" calcext:value-type="float">
            <text:p>23.10</text:p>
          </table:table-cell>
          <table:table-cell table:formula="of:=(CONVERT(CONVERT(25;&quot;C&quot;;&quot;K&quot;)*[.I$2]/(CONVERT(25;&quot;C&quot;;&quot;K&quot;)*LN([.D30]/[.I$1])+[.I$2]);&quot;K&quot;;&quot;C&quot;))" office:value-type="float" office:value="44.9930662557584" calcext:value-type="float">
            <text:p>44.99</text:p>
          </table:table-cell>
          <table:table-cell table:formula="of:=MIN(([.E30]+40)*8/5; 255)" office:value-type="float" office:value="135.988906009213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8/256*5" office:value-type="float" office:value="4.53125" calcext:value-type="float">
            <text:p>4.53</text:p>
          </table:table-cell>
          <table:table-cell table:formula="of:=(5-[.B31])/[.I$3]" office:value-type="float" office:value="0.142045454545455" calcext:value-type="float">
            <text:p>0.14</text:p>
          </table:table-cell>
          <table:table-cell table:formula="of:=[.B31]/[.C31]" office:value-type="float" office:value="31.9" calcext:value-type="float">
            <text:p>31.90</text:p>
          </table:table-cell>
          <table:table-cell table:formula="of:=(CONVERT(CONVERT(25;&quot;C&quot;;&quot;K&quot;)*[.I$2]/(CONVERT(25;&quot;C&quot;;&quot;K&quot;)*LN([.D31]/[.I$1])+[.I$2]);&quot;K&quot;;&quot;C&quot;))" office:value-type="float" office:value="36.9119302941889" calcext:value-type="float">
            <text:p>36.91</text:p>
          </table:table-cell>
          <table:table-cell table:formula="of:=MIN(([.E31]+40)*8/5; 255)" office:value-type="float" office:value="123.059088470702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8/256*5" office:value-type="float" office:value="4.6875" calcext:value-type="float">
            <text:p>4.69</text:p>
          </table:table-cell>
          <table:table-cell table:formula="of:=(5-[.B32])/[.I$3]" office:value-type="float" office:value="0.0946969696969697" calcext:value-type="float">
            <text:p>0.09</text:p>
          </table:table-cell>
          <table:table-cell table:formula="of:=[.B32]/[.C32]" office:value-type="float" office:value="49.5" calcext:value-type="float">
            <text:p>49.50</text:p>
          </table:table-cell>
          <table:table-cell table:formula="of:=(CONVERT(CONVERT(25;&quot;C&quot;;&quot;K&quot;)*[.I$2]/(CONVERT(25;&quot;C&quot;;&quot;K&quot;)*LN([.D32]/[.I$1])+[.I$2]);&quot;K&quot;;&quot;C&quot;))" office:value-type="float" office:value="26.5494142210233" calcext:value-type="float">
            <text:p>26.55</text:p>
          </table:table-cell>
          <table:table-cell table:formula="of:=MIN(([.E32]+40)*8/5; 255)" office:value-type="float" office:value="106.479062753637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8/256*5" office:value-type="float" office:value="4.84375" calcext:value-type="float">
            <text:p>4.84</text:p>
          </table:table-cell>
          <table:table-cell table:formula="of:=(5-[.B33])/[.I$3]" office:value-type="float" office:value="0.0473484848484848" calcext:value-type="float">
            <text:p>0.05</text:p>
          </table:table-cell>
          <table:table-cell table:formula="of:=[.B33]/[.C33]" office:value-type="float" office:value="102.3" calcext:value-type="float">
            <text:p>102.30</text:p>
          </table:table-cell>
          <table:table-cell table:formula="of:=(CONVERT(CONVERT(25;&quot;C&quot;;&quot;K&quot;)*[.I$2]/(CONVERT(25;&quot;C&quot;;&quot;K&quot;)*LN([.D33]/[.I$1])+[.I$2]);&quot;K&quot;;&quot;C&quot;))" office:value-type="float" office:value="10.8663148327" calcext:value-type="float">
            <text:p>10.87</text:p>
          </table:table-cell>
          <table:table-cell table:formula="of:=MIN(([.E33]+40)*8/5; 255)" office:value-type="float" office:value="81.3861037323199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8/256*5" office:value-type="float" office:value="5" calcext:value-type="float">
            <text:p>5.00</text:p>
          </table:table-cell>
          <table:table-cell table:formula="of:=(5-[.B34])/[.I$3]" office:value-type="float" office:value="0" calcext:value-type="float">
            <text:p>0.00</text:p>
          </table:table-cell>
          <table:table-cell table:formula="of:=[.B34]/[.C34]" office:value-type="string" office:string-value="" calcext:value-type="error">
            <text:p>#DIV/0!</text:p>
          </table:table-cell>
          <table:table-cell table:formula="of:=(CONVERT(CONVERT(25;&quot;C&quot;;&quot;K&quot;)*[.I$2]/(CONVERT(25;&quot;C&quot;;&quot;K&quot;)*LN([.D34]/[.I$1])+[.I$2]);&quot;K&quot;;&quot;C&quot;))" office:value-type="string" office:string-value="" calcext:value-type="error">
            <text:p>#DIV/0!</text:p>
          </table:table-cell>
          <table:table-cell table:formula="of:=MIN(([.E34]+40)*8/5; 255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08:37:53.365056344</meta:creation-date>
    <dc:date>2023-12-21T12:39:07.682306731</dc:date>
    <meta:editing-duration>PT1H28M34S</meta:editing-duration>
    <meta:editing-cycles>14</meta:editing-cycles>
    <meta:generator>LibreOffice/6.4.7.2$Linux_X86_64 LibreOffice_project/40$Build-2</meta:generator>
    <meta:document-statistic meta:table-count="1" meta:cell-count="210" meta:object-count="0"/>
  </office:meta>
</office:document-meta>
</file>